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6 - Core Java Programming</text:p>
      <text:p text:style-name="Standard">1. Care va fi valoarea variabilei x după executarea liniei</text:p>
      <text:p text:style-name="Standard">boolean x = 1 &lt;= 1;?</text:p>
      <text:p text:style-name="Standard">a) true</text:p>
      <text:p text:style-name="Standard">b) Nu va da nicio valoare. Linia este incorectă.</text:p>
      <text:p text:style-name="Standard">c) false</text:p>
      <text:p text:style-name="Standard">d) 1</text:p>
      <text:p text:style-name="Standard"/>
      <text:p text:style-name="Standard">2. Care este tipul operatorului +?</text:p>
      <text:p text:style-name="Standard"/>
      <text:p text:style-name="Standard">a) aritmetic</text:p>
      <text:p text:style-name="Standard">b) de comparaţie</text:p>
      <text:p text:style-name="Standard">c) de atribuire</text:p>
      <text:p text:style-name="Standard">d) logic</text:p>
      <text:p text:style-name="Standard"/>
      <text:p text:style-name="Standard">3. Dacă x=1, ce valoare vom avea după executarea următoarei</text:p>
      <text:p text:style-name="Standard">linii x++;</text:p>
      <text:p text:style-name="Standard">a) 2</text:p>
      <text:p text:style-name="Standard">b) 1</text:p>
      <text:p text:style-name="Standard">c) 0</text:p>
      <text:p text:style-name="Standard">d) 3</text:p>
      <text:p text:style-name="Standard">4. Cât este 10%2?</text:p>
      <text:p text:style-name="Standard">a) 0</text:p>
      <text:p text:style-name="Standard">b) 1</text:p>
      <text:p text:style-name="Standard">c) 2</text:p>
      <text:p text:style-name="Standard">d) 3</text:p>
      <text:p text:style-name="Standard"/>
      <text:p text:style-name="Standard">5. Care este rezultatul pentru 2</text:p>
      <text:p text:style-name="Standard"/>
      <text:p text:style-name="Standard">a) 4</text:p>
      <text:p text:style-name="Standard">b) 3</text:p>
      <text:p text:style-name="Standard">c) 2</text:p>
      <text:p text:style-name="Standard">d) 1</text:p>
      <text:p text:style-name="Standard"/>
      <text:p text:style-name="Standard">6. Care va fi rezultatul următorului cod în care utilizăm</text:p>
      <text:p text:style-name="Standard">operatorul ternar: (true) ? "Value1" : "Value2"</text:p>
      <text:p text:style-name="Standard"/>
      <text:p text:style-name="Standard">a) Value1</text:p>
      <text:p text:style-name="Standard">b) Value2</text:p>
      <text:p text:style-name="Standard">c) nu vor fi rezultate</text:p>
      <text:p text:style-name="Standard">d) Value1 Value2</text:p>
      <text:p text:style-name="Standard"/>
      <text:p text:style-name="Standard">7. Uniţi expresia cu rezultatul corespunzător:</text:p>
      <text:p text:style-name="Standard">a) !true a) false</text:p>
      <text:p text:style-name="Standard"/>
      <text:p text:style-name="Standard">© Copyright Link group 20 / 21</text:p>
      <text:p text:style-name="Standard"/>
      <text:p text:style-name="Standard">Curs: Core Java Programming</text:p>
      <text:p text:style-name="Standard">Modul: Tipuri de date și operatori</text:p>
      <text:p text:style-name="Standard"><text:soft-page-break/>Unitate: Operatori</text:p>
      <text:p text:style-name="Standard"/>
      <text:p text:style-name="Standard">1. Care va fi valoarea variabilei x după executarea liniei</text:p>
      <text:p text:style-name="Standard">boolean x = 1 &lt;= 1;?</text:p>
      <text:p text:style-name="Standard">a</text:p>
      <text:p text:style-name="Standard">2. Care este tipul operatorului +?</text:p>
      <text:p text:style-name="Standard">a</text:p>
      <text:p text:style-name="Standard">3. Dacă x=1, ce valoare vom avea după executarea următoarei</text:p>
      <text:p text:style-name="Standard">linii x++;</text:p>
      <text:p text:style-name="Standard">a</text:p>
      <text:p text:style-name="Standard">4. Cât este 10%2?</text:p>
      <text:p text:style-name="Standard">a</text:p>
      <text:p text:style-name="Standard">5. Care este rezultatul pentru 2</text:p>
      <text:p text:style-name="Standard">a</text:p>
      <text:p text:style-name="Standard">6. Care va fi rezultatul următorului cod în care utilizăm</text:p>
      <text:p text:style-name="Standard">operatorul ternar: (true) ? "Value1" : "Value2"</text:p>
      <text:p text:style-name="Standard">a</text:p>
      <text:p text:style-name="Standard">7. Uniţi expresia cu rezultatul corespunzător:</text:p>
      <text:p text:style-name="Standard">aa, b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4:40.146000000</dc:date>
    <meta:editing-duration>PT9S</meta:editing-duration>
    <meta:editing-cycles>1</meta:editing-cycles>
    <meta:document-statistic meta:table-count="0" meta:image-count="0" meta:object-count="0" meta:page-count="2" meta:paragraph-count="57" meta:word-count="231" meta:character-count="1151" meta:non-whitespace-character-count="977"/>
  </office:meta>
</office:document-meta>
</file>